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ción de opciones de SS: El alumno ingresara a la aplicación que provee la facultad para escoger 3 opciones de dependencias a las cuales prefiera.</text:p>
      <text:p text:style-name="Standard">Actor primario: Alumno</text:p>
      <text:p text:style-name="Standard">Alcance:</text:p>
      <text:p text:style-name="Standard">Nivel:</text:p>
      <text:p text:style-name="Standard">Precondiciones: </text:p>
      <text:p text:style-name="Standard">1.- El alumno debe estar registrado en la aplicacion.</text:p>
      <text:p text:style-name="Standard">2- El alumno debe de haber cubierto el minimo de creditos para poder realizar el servicio social (75%).</text:p>
      <text:p text:style-name="Standard">Principal escenario de éxito:</text:p>
      <text:p text:style-name="Standard">1.- El alumno abrirá la aplicación que provee la facultad.</text:p>
      <text:p text:style-name="Standard">2.- Observara las opciones de SS.</text:p>
      <text:p text:style-name="Standard">3.- Elegirá las 3 que le parezcan mejor.</text:p>
      <text:p text:style-name="Standard">4.- el alumno guardara las opciones que elegió.</text:p>
      <text:p text:style-name="Standard">Extensiones:</text:p>
      <text:p text:style-name="Standard">1.- El alumno no selecciona ninguna opcion: la aplicacion mandara un mensaje de error en el cual dira que no ha elegido opciones.</text:p>
      <text:p text:style-name="Standard">2.-La opcion elegida no esta disponible: en este caso la aplicacion mandara un mensaje diciendo que la opcion no se encuentra disponible o esta llena.</text:p>
      <text:p text:style-name="Standard">Variaciones:</text:p>
      <text:p text:style-name="Standard"/>
      <text:p text:style-name="Standard">Registrar asistencia: En esta actividad una vez que el alumno <text:s/>llega a la dependencia, registra la hora exacta en la que comienza sus actividades y termina de realizar actividades en la dependencia usando el sistema.</text:p>
      <text:p text:style-name="Standard">Actor primario: Alumno<text:tab/>.</text:p>
      <text:p text:style-name="Standard">Alcance: dependencia a la cual ira el alumno.</text:p>
      <text:p text:style-name="Standard">Nivel: meta de usuario.</text:p>
      <text:p text:style-name="Standard">Precondiciones: </text:p>
      <text:p text:style-name="Standard">1.-El alumno debe estar registrado en el sistema.</text:p>
      <text:p text:style-name="Standard">2.- El alumno debe haber iniciado sesion en el sistema.</text:p>
      <text:p text:style-name="Standard">Principal escenario de éxito: </text:p>
      <text:p text:style-name="Standard">1. <text:s/>El alumno registra en el sistema la hora en la que comienza sus actividades seleccionando la opcion "registrar hora de entrada".</text:p>
      <text:p text:style-name="Standard">2. <text:s/>El sistema registra la hora en que entro el alumno mediante un reloj interno.</text:p>
      <text:p text:style-name="Standard">3. <text:s/>El sistema deja registrada la asistencia del alumno.</text:p>
      <text:p text:style-name="Standard">Extensiones:</text:p>
      <text:p text:style-name="Standard">1.- El usuario no pone la hora de inicio: en caso de que no registre la hora de entrada, el alumno no podra registrar la hora de salida y saldra un mensaje en el cual saldra un error.</text:p>
      <text:p text:style-name="Standard">2.- el usuario pone la hora de inicio pero no la de salida: en este caso cuando el alumno trate de salir del sistema, saldra un mensaje diciendo que no ha registrado la hora de salida y que si no lo hace se invalidara la hora de inicio.</text:p>
      <text:p text:style-name="Standard">Variacion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TF_5f_Num_20_2_20_1" style:display-name="RTF_Num 2 1" style:family="text">
      <style:text-properties style:font-name="Calibri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in </meta:initial-creator>
    <meta:creation-date>2015-11-11T23:00:52.18</meta:creation-date>
    <meta:document-statistic meta:table-count="0" meta:image-count="0" meta:object-count="0" meta:page-count="1" meta:paragraph-count="31" meta:word-count="352" meta:character-count="2038"/>
    <dc:date>2015-11-11T23:02:05.23</dc:date>
    <dc:creator>Edwin </dc:creator>
    <meta:editing-duration>PT1M14S</meta:editing-duration>
    <meta:editing-cycles>1</meta:editing-cycles>
    <meta:generator>OpenOffice/4.1.2$Win32 OpenOffice.org_project/412m3$Build-9782</meta:generator>
  </office:meta>
</office:document-meta>
</file>